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2.296cm" fo:min-width="2.272cm"/>
    </style:style>
    <style:style style:name="gr3" style:family="graphic" style:parent-style-name="standard">
      <style:graphic-properties draw:textarea-horizontal-align="justify" draw:textarea-vertical-align="middle" draw:auto-grow-height="false" fo:min-height="0.758cm" fo:min-width="3.594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1.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6cm" svg:height="1.6cm" svg:x="5.3cm" svg:y="1cm">
          <text:p text:style-name="P1"><text:span text:style-name="T1">S</text:span><text:span text:style-name="T1">T</text:span><text:span text:style-name="T1">A</text:span><text:span text:style-name="T1">R</text:span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9" draw:id="id9" draw:layer="layout" svg:width="3.92cm" svg:height="3.6cm" svg:x="2.38cm" svg:y="16.8cm">
          <text:p text:style-name="P2"><text:span text:style-name="T2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6.5cm" svg:height="1.6cm" svg:x="5.1cm" svg:y="3.6cm">
          <text:p text:style-name="P3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3" draw:id="id3" draw:layer="layout" svg:width="5.1cm" svg:height="1.2cm" svg:x="5.1cm" svg:y="5.9cm">
          <text:p text:style-name="P3">Wynik = 0</text:p>
          <text:p text:style-name="P3">i = 0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4.2cm" svg:height="4.2cm" svg:x="5.5cm" svg:y="7.9cm">
          <text:p text:style-name="P3">i &lt; 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8.6cm" svg:y1="2.6cm" svg:x2="8.35cm" svg:y2="3.6cm" draw:start-shape="id1" draw:start-glue-point="8" draw:end-shape="id2" svg:d="M8600 2600l-250 1000" svg:viewBox="0 0 251 1001">
          <text:p/>
        </draw:connector>
        <draw:connector draw:style-name="gr6" draw:text-style-name="P4" draw:layer="layout" draw:type="line" svg:x1="7.537cm" svg:y1="5.2cm" svg:x2="7.65cm" svg:y2="5.9cm" draw:start-shape="id2" draw:start-glue-point="7" draw:end-shape="id3" svg:d="M7537 5200l113 700" svg:viewBox="0 0 114 701">
          <text:p/>
        </draw:connector>
        <draw:connector draw:style-name="gr6" draw:text-style-name="P4" draw:layer="layout" draw:type="line" svg:x1="7.65cm" svg:y1="7.1cm" svg:x2="7.6cm" svg:y2="7.9cm" draw:start-shape="id3" draw:start-glue-point="2" draw:end-shape="id4" svg:d="M7650 7100l-50 800" svg:viewBox="0 0 51 801">
          <text:p/>
        </draw:connector>
        <draw:custom-shape draw:style-name="gr3" draw:text-style-name="P3" xml:id="id5" draw:id="id5" draw:layer="layout" svg:width="6.5cm" svg:height="1.6cm" svg:x="10.7cm" svg:y="11.6cm">
          <text:p text:style-name="P3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6" draw:id="id6" draw:layer="layout" svg:width="6.5cm" svg:height="1.2cm" svg:x="10cm" svg:y="13.9cm">
          <text:p text:style-name="P3">Wynik = wynik + liczba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7cm" svg:y1="10cm" svg:x2="13.95cm" svg:y2="11.6cm" draw:start-shape="id4" draw:start-glue-point="7" draw:end-shape="id5" draw:end-glue-point="5" svg:d="M9700 10000h4250v1600" svg:viewBox="0 0 4251 1601">
          <text:p text:style-name="P3">TAK</text:p>
        </draw:connector>
        <draw:connector draw:style-name="gr6" draw:text-style-name="P4" draw:layer="layout" draw:type="line" svg:x1="13.137cm" svg:y1="13.2cm" svg:x2="13.25cm" svg:y2="13.9cm" draw:start-shape="id5" draw:start-glue-point="7" draw:end-shape="id6" svg:d="M13137 13200l113 700" svg:viewBox="0 0 114 701">
          <text:p/>
        </draw:connector>
        <draw:custom-shape draw:style-name="gr4" draw:text-style-name="P3" xml:id="id7" draw:id="id7" draw:layer="layout" svg:width="5.1cm" svg:height="1.2cm" svg:x="11.1cm" svg:y="16.1cm">
          <text:p text:style-name="P3">i = i + 1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3.25cm" svg:y1="15.1cm" svg:x2="13.65cm" svg:y2="16.1cm" draw:start-shape="id6" draw:start-glue-point="2" draw:end-shape="id7" draw:end-glue-point="0" svg:d="M13250 15100l400 1000" svg:viewBox="0 0 401 1001">
          <text:p/>
        </draw:connector>
        <draw:connector draw:style-name="gr6" draw:text-style-name="P4" draw:layer="layout" draw:line-skew="1.399cm" svg:x1="16.2cm" svg:y1="16.7cm" svg:x2="7.6cm" svg:y2="7.9cm" draw:start-shape="id7" draw:start-glue-point="1" draw:end-shape="id4" draw:end-glue-point="4" svg:d="M16200 16700h1900v-9301h-10500v501" svg:viewBox="0 0 10501 9302">
          <text:p/>
        </draw:connector>
        <draw:custom-shape draw:style-name="gr3" draw:text-style-name="P3" xml:id="id8" draw:id="id8" draw:layer="layout" svg:width="6.5cm" svg:height="1.6cm" svg:x="1.5cm" svg:y="13.7cm">
          <text:p text:style-name="P3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svg:x1="5.5cm" svg:y1="10cm" svg:x2="4.75cm" svg:y2="13.7cm" draw:start-shape="id4" draw:start-glue-point="5" draw:end-shape="id8" draw:end-glue-point="0" svg:d="M5500 10000h-750v3700" svg:viewBox="0 0 751 3701">
          <text:p text:style-name="P3">NIE <text:s text:c="10"/></text:p>
        </draw:connector>
        <draw:connector draw:style-name="gr6" draw:text-style-name="P4" draw:layer="layout" draw:type="line" svg:x1="3.937cm" svg:y1="15.3cm" svg:x2="4.34cm" svg:y2="16.8cm" draw:start-shape="id8" draw:start-glue-point="7" draw:end-shape="id9" draw:end-glue-point="4" svg:d="M3937 15300l403 1500" svg:viewBox="0 0 404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7:42.991410072</meta:creation-date>
    <dc:date>2019-11-20T07:44:20.292885379</dc:date>
    <meta:editing-duration>PT6M17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